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tyle="normal" style:text-underline-style="none" officeooo:rsid="0017526e" officeooo:paragraph-rsid="0017526e" style:font-style-asian="normal" style:font-style-complex="normal"/>
    </style:style>
    <style:style style:name="P2" style:family="paragraph" style:parent-style-name="Standard">
      <style:text-properties fo:font-size="36pt" fo:font-style="italic" style:text-underline-style="solid" style:text-underline-width="auto" style:text-underline-color="font-color" officeooo:rsid="001279a3" style:font-size-asian="31.5pt" style:font-style-asian="italic" style:font-size-complex="36pt" style:font-style-complex="italic"/>
    </style:style>
    <style:style style:name="P3" style:family="paragraph" style:parent-style-name="Standard">
      <style:text-properties fo:font-size="18pt" fo:font-style="italic" style:text-underline-style="none" officeooo:rsid="001279a3" style:font-size-asian="15.75pt" style:font-style-asian="italic" style:font-size-complex="18pt" style:font-style-complex="italic"/>
    </style:style>
    <style:style style:name="P4" style:family="paragraph" style:parent-style-name="Standard" style:list-style-name="L1">
      <style:text-properties fo:font-size="18pt" fo:font-style="italic" style:text-underline-style="none" officeooo:rsid="001279a3" officeooo:paragraph-rsid="001423c4" style:font-size-asian="15.75pt" style:font-style-asian="italic" style:font-size-complex="18pt" style:font-style-complex="italic"/>
    </style:style>
    <style:style style:name="P5" style:family="paragraph" style:parent-style-name="Standard" style:list-style-name="L1">
      <style:text-properties fo:font-size="18pt" fo:font-style="italic" style:text-underline-style="none" officeooo:rsid="001423c4" officeooo:paragraph-rsid="001423c4" style:font-size-asian="15.75pt" style:font-style-asian="italic" style:font-size-complex="18pt" style:font-style-complex="italic"/>
    </style:style>
    <style:style style:name="P6" style:family="paragraph" style:parent-style-name="Standard">
      <style:text-properties fo:font-size="18pt" fo:font-style="italic" style:text-underline-style="none" officeooo:rsid="001423c4" officeooo:paragraph-rsid="001423c4" style:font-size-asian="15.75pt" style:font-style-asian="italic" style:font-size-complex="18pt" style:font-style-complex="italic"/>
    </style:style>
    <style:style style:name="P7" style:family="paragraph" style:parent-style-name="Standard">
      <style:text-properties fo:font-size="18pt" fo:font-style="italic" style:text-underline-style="solid" style:text-underline-width="bold" style:text-underline-color="font-color" officeooo:rsid="001423c4" officeooo:paragraph-rsid="001423c4" style:font-size-asian="15.75pt" style:font-style-asian="italic" style:font-size-complex="18pt" style:font-style-complex="italic"/>
    </style:style>
    <style:style style:name="P8" style:family="paragraph" style:parent-style-name="Standard">
      <style:text-properties fo:font-size="18pt" fo:font-style="italic" style:text-underline-style="solid" style:text-underline-width="auto" style:text-underline-color="font-color" officeooo:rsid="001423c4" officeooo:paragraph-rsid="001423c4" style:font-size-asian="15.75pt" style:font-style-asian="italic" style:font-size-complex="18pt" style:font-style-complex="italic"/>
    </style:style>
    <style:style style:name="P9" style:family="paragraph" style:parent-style-name="Standard">
      <style:text-properties fo:font-size="18pt" fo:font-style="italic" style:text-underline-style="solid" style:text-underline-width="auto" style:text-underline-color="font-color" officeooo:rsid="0017526e" officeooo:paragraph-rsid="0017526e" style:font-size-asian="15.75pt" style:font-style-asian="italic" style:font-size-complex="18pt" style:font-style-complex="italic"/>
    </style:style>
    <style:style style:name="P10" style:family="paragraph" style:parent-style-name="Standard">
      <style:text-properties fo:font-size="18pt" fo:font-style="normal" style:text-underline-style="none" officeooo:rsid="001423c4" officeooo:paragraph-rsid="001423c4" style:font-size-asian="15.75pt" style:font-style-asian="normal" style:font-size-complex="18pt" style:font-style-complex="normal"/>
    </style:style>
    <style:style style:name="P11" style:family="paragraph" style:parent-style-name="Standard">
      <style:text-properties fo:font-size="18pt" fo:font-style="normal" style:text-underline-style="none" officeooo:rsid="0017526e" officeooo:paragraph-rsid="0017526e" style:font-size-asian="15.75pt" style:font-style-asian="normal" style:font-size-complex="18pt" style:font-style-complex="normal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officeooo:rsid="00176241" style:font-size-asian="15.75pt" style:font-size-complex="18pt"/>
    </style:style>
    <style:style style:name="T3" style:family="text">
      <style:text-properties fo:font-size="18pt" officeooo:rsid="00191caa" style:font-size-asian="15.75pt" style:font-size-complex="18pt"/>
    </style:style>
    <style:style style:name="T4" style:family="text">
      <style:text-properties fo:font-size="18pt" officeooo:rsid="00194b1f" style:font-size-asian="15.75pt" style:font-size-complex="18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s différents centre d’intérêt</text:p>
      <text:p text:style-name="P3"/>
      <text:p text:style-name="P3"/>
      <text:list xml:id="list140750938" text:style-name="L1">
        <text:list-item>
          <text:p text:style-name="P4">sportivement</text:p>
        </text:list-item>
        <text:list-item>
          <text:p text:style-name="P5">musicalement</text:p>
        </text:list-item>
        <text:list-item>
          <text:p text:style-name="P5">alimentation </text:p>
        </text:list-item>
      </text:list>
      <text:p text:style-name="P6"/>
      <text:p text:style-name="P6"/>
      <text:p text:style-name="P7">Sportivement :</text:p>
      <text:p text:style-name="P10"/>
      <text:p text:style-name="P10">J’aime beaucoup jouer au foot, au baskeball, au vollayball. J’ai pratiqué dans un club à Saint-Paul-Cap-de-Joux en U15. Sinon pour les les autres sport je l’ai pratique avec les copains ou dans cours de sports.</text:p>
      <text:p text:style-name="P10"/>
      <text:p text:style-name="P8">Musicalement :</text:p>
      <text:p text:style-name="P10"/>
      <text:p text:style-name="P10">J’ai pratiqué durant 8ans de la batterie, j’ai eu l’honneur de jouer à la fête de la musique de Elne. J’ai aussi jouer du piano 2 ou 3 ans quand j’étais plus petit.</text:p>
      <text:p text:style-name="P10"/>
      <text:p text:style-name="P9">Alimentation :</text:p>
      <text:p text:style-name="P11"/>
      <text:p text:style-name="P1"><text:span text:style-name="T1">J’aime beaucoup mangé des sushis </text:span><text:span text:style-name="T2">ou plus largement mangé de la nourriture Asiatique. Pour ce qui est de la nourriture Française j’aime beaucoup de cassoulet en boite ou les ravioli</text:span><text:span text:style-name="T3">s aussi en boite. </text:span><text:span text:style-name="T4">Sinon j’aime aussi les Tacos, Pizza, kebab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4T08:14:56.211000000</meta:creation-date>
    <dc:date>2023-02-14T17:33:13.059000000</dc:date>
    <meta:editing-duration>PT17M10S</meta:editing-duration>
    <meta:editing-cycles>8</meta:editing-cycles>
    <meta:generator>LibreOffice/7.2.6.2$Windows_X86_64 LibreOffice_project/b0ec3a565991f7569a5a7f5d24fed7f52653d754</meta:generator>
    <meta:document-statistic meta:table-count="0" meta:image-count="0" meta:object-count="0" meta:page-count="1" meta:paragraph-count="10" meta:word-count="124" meta:character-count="728" meta:non-whitespace-character-count="616"/>
  </office:meta>
</office:document-meta>
</file>